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loext:graphic-properties draw:fill-hatch-name="hatch"/>
      <style:paragraph-properties fo:margin-top="0in" fo:margin-bottom="0.0398in" style:contextual-spacing="false"/>
      <style:text-properties officeooo:rsid="0020b4b5" officeooo:paragraph-rsid="0020b4b5"/>
    </style:style>
    <style:style style:name="P2" style:family="paragraph" style:parent-style-name="Text_20_body">
      <loext:graphic-properties draw:fill-hatch-name="hatch"/>
      <style:paragraph-properties fo:margin-top="0in" fo:margin-bottom="0.0398in" style:contextual-spacing="false"/>
      <style:text-properties officeooo:rsid="0020b4b5" officeooo:paragraph-rsid="0020b4b5"/>
    </style:style>
    <style:style style:name="P3" style:family="paragraph" style:parent-style-name="Heading_20_1" style:list-style-name="">
      <loext:graphic-properties draw:fill-hatch-name="hatch"/>
      <style:paragraph-properties fo:margin-top="0in" fo:margin-bottom="0.0398in" style:contextual-spacing="false"/>
    </style:style>
    <style:style style:name="P4" style:family="paragraph" style:parent-style-name="Standard">
      <style:text-properties style:font-name="Linux Libertine G" fo:font-size="12pt" fo:language="en" fo:country="US" officeooo:rsid="001971fc" officeooo:paragraph-rsid="0019a5c1"/>
    </style:style>
    <style:style style:name="P5" style:family="paragraph" style:parent-style-name="Standard">
      <style:text-properties style:font-name="Linux Libertine G" fo:font-size="12pt" fo:language="en" fo:country="US" officeooo:rsid="001971fc" officeooo:paragraph-rsid="0026724e"/>
    </style:style>
    <style:style style:name="P6" style:family="paragraph" style:parent-style-name="Standard">
      <style:text-properties officeooo:paragraph-rsid="001cec06"/>
    </style:style>
    <style:style style:name="P7" style:family="paragraph" style:parent-style-name="Heading_20_2">
      <loext:graphic-properties draw:fill-gradient-name="gradient" draw:fill-hatch-name="hatch"/>
      <style:paragraph-properties fo:margin-top="0in" fo:margin-bottom="0.0827in" style:contextual-spacing="false" fo:line-height="100%"/>
      <style:text-properties officeooo:paragraph-rsid="001cec06"/>
    </style:style>
    <style:style style:name="P8" style:family="paragraph" style:parent-style-name="Standard">
      <style:text-properties fo:font-size="10pt"/>
    </style:style>
    <style:style style:name="P9" style:family="paragraph" style:parent-style-name="Heading_20_2">
      <loext:graphic-properties draw:fill-gradient-name="gradient" draw:fill-hatch-name="hatch"/>
      <style:paragraph-properties fo:margin-top="0in" fo:margin-bottom="0.0827in" style:contextual-spacing="false" fo:line-height="100%"/>
      <style:text-properties officeooo:paragraph-rsid="001dfaa2"/>
    </style:style>
    <style:style style:name="P10" style:family="paragraph" style:parent-style-name="Heading_20_3">
      <style:text-properties officeooo:paragraph-rsid="001dfaa2"/>
    </style:style>
    <style:style style:name="P11" style:family="paragraph" style:parent-style-name="Standard">
      <style:text-properties style:font-name="Linux Libertine G" fo:font-size="10pt" fo:language="en" fo:country="US" officeooo:rsid="001971fc" officeooo:paragraph-rsid="001dfaa2"/>
    </style:style>
    <style:style style:name="P12" style:family="paragraph" style:parent-style-name="Text_20_body">
      <style:text-properties officeooo:rsid="001fdf40" officeooo:paragraph-rsid="001fdf40"/>
    </style:style>
    <style:style style:name="P13" style:family="paragraph" style:parent-style-name="Text_20_body">
      <style:text-properties fo:font-weight="bold" officeooo:rsid="001fdf40" officeooo:paragraph-rsid="001fdf40" style:font-weight-asian="bold" style:font-weight-complex="bold"/>
    </style:style>
    <style:style style:name="P14" style:family="paragraph" style:parent-style-name="Standard">
      <style:text-properties officeooo:paragraph-rsid="0020b4b5"/>
    </style:style>
    <style:style style:name="P15" style:family="paragraph" style:parent-style-name="Text_20_body">
      <style:text-properties officeooo:rsid="0020b4b5" officeooo:paragraph-rsid="0020b4b5"/>
    </style:style>
    <style:style style:name="T1" style:family="text">
      <style:text-properties officeooo:rsid="002376c4"/>
    </style:style>
    <style:style style:name="T2" style:family="text">
      <style:text-properties fo:font-weight="bold" officeooo:rsid="0026724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a5c1"/>
    </style:style>
    <style:style style:name="T5" style:family="text">
      <style:text-properties officeooo:rsid="0026724e"/>
    </style:style>
    <style:style style:name="T6" style:family="text">
      <style:text-properties fo:font-family="'Linux Libertine G'" officeooo:rsid="0019a5c1" style:font-family-asian="'Linux Libertine G'" style:font-family-complex="'Linux Libertine G'"/>
    </style:style>
    <style:style style:name="T7" style:family="text">
      <style:text-properties fo:font-family="'Linux Libertine G'" officeooo:rsid="0026724e" style:font-family-asian="'Linux Libertine G'" style:font-family-complex="'Linux Libertine G'"/>
    </style:style>
    <style:style style:name="T8" style:family="text">
      <style:text-properties officeooo:rsid="0019a5c1" style:font-family-asian="'Linux Libertine G'" style:font-family-complex="'Linux Libertine G'"/>
    </style:style>
    <style:style style:name="T9" style:family="text">
      <style:text-properties fo:font-family="'Linux Libertine G'" officeooo:rsid="001ae473" style:font-family-asian="'Linux Libertine G'" style:font-family-complex="'Linux Libertine G'"/>
    </style:style>
    <style:style style:name="T10" style:family="text">
      <style:text-properties fo:font-family="'Linux Libertine G'" fo:font-size="12pt" fo:language="en" fo:country="US" fo:font-weight="bold" officeooo:rsid="001ae473" style:font-family-asian="'Linux Libertine G'" style:font-weight-asian="bold" style:font-family-complex="'Linux Libertine G'" style:font-weight-complex="bold"/>
    </style:style>
    <style:style style:name="T11" style:family="text">
      <style:text-properties fo:font-family="'Linux Libertine G'" fo:font-size="12pt" fo:language="en" fo:country="US" fo:font-weight="bold" officeooo:rsid="001cec06" style:font-family-asian="'Linux Libertine G'" style:font-weight-asian="bold" style:font-family-complex="'Linux Libertine G'" style:font-weight-complex="bold"/>
    </style:style>
    <style:style style:name="T12" style:family="text">
      <style:text-properties fo:font-family="'Linux Libertine G'" fo:font-size="12pt" fo:language="en" fo:country="US" fo:font-weight="normal" officeooo:rsid="001cec06" style:font-family-asian="'Linux Libertine G'" style:font-weight-asian="normal" style:font-family-complex="'Linux Libertine G'" style:font-weight-complex="normal"/>
    </style:style>
    <style:style style:name="T13" style:family="text">
      <style:text-properties style:font-name="Linux Libertine G" fo:font-size="12pt" fo:language="en" fo:country="US" fo:font-weight="normal" officeooo:rsid="0019a5c1" style:font-family-asian="'Linux Libertine G'" style:font-weight-asian="normal" style:font-family-complex="'Linux Libertine G'" style:font-weight-complex="normal"/>
    </style:style>
    <style:style style:name="T14" style:family="text">
      <style:text-properties fo:font-family="'Linux Libertine G'" fo:font-size="12pt" fo:language="en" fo:country="US" fo:font-weight="normal" officeooo:rsid="0019a5c1" style:font-family-asian="'Linux Libertine G'" style:font-weight-asian="normal" style:font-family-complex="'Linux Libertine G'" style:font-weight-complex="normal"/>
    </style:style>
    <style:style style:name="T15" style:family="text">
      <style:text-properties officeooo:rsid="001cec06"/>
    </style:style>
    <style:style style:name="T16" style:family="text">
      <style:text-properties officeooo:rsid="001dfaa2"/>
    </style:style>
    <style:style style:name="T17" style:family="text">
      <style:text-properties style:font-name="Linux Libertine G" fo:font-size="12pt" fo:language="en" fo:country="US" fo:font-weight="normal" officeooo:rsid="001971fc" style:font-name-asian="Microsoft YaHei" style:font-size-asian="14pt" style:font-weight-asian="normal" style:font-name-complex="Arial1" style:font-size-complex="14pt" style:font-weight-complex="normal"/>
    </style:style>
    <style:style style:name="T18" style:family="text">
      <style:text-properties style:font-name="Linux Libertine G" fo:font-size="12pt" fo:language="en" fo:country="US" fo:font-weight="normal" officeooo:rsid="001f7920" style:font-name-asian="Microsoft YaHei" style:font-size-asian="14pt" style:font-weight-asian="normal" style:font-name-complex="Arial1" style:font-size-complex="14pt" style:font-weight-complex="normal"/>
    </style:style>
    <style:style style:name="T19" style:family="text">
      <style:text-properties officeooo:rsid="0020310f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bout</text:h>
      <text:p text:style-name="P2">From a young age, <text:span text:style-name="T1">he</text:span> was fascinated by computer programming, which led to <text:span text:style-name="T1">him</text:span> choosing a technical high school and an Information Techonology career path at Mugla Sitki Kocman University. People say that <text:span text:style-name="T1">he is</text:span> a self-motivated individual with a can-do attitude. <text:span text:style-name="T1">He is</text:span> motivated and driven using modern and efficient programming languages, thus <text:span text:style-name="T1">he</text:span> enjoy<text:span text:style-name="T1">s</text:span> learning most modern techniques.</text:p>
      <text:h text:style-name="P3" text:outline-level="1">Skills</text:h>
      <text:p text:style-name="P4"><text:span text:style-name="T2">Mobile</text:span><text:span text:style-name="T3"> Developer</text:span> <text:span text:style-name="T4">| </text:span><text:span text:style-name="T5">Kotlin</text:span><text:span text:style-name="T4"> </text:span><text:span text:style-name="T6">● </text:span><text:span text:style-name="T7">Java</text:span></text:p>
      <text:p text:style-name="Standard"><text:span text:style-name="T3">Operating Systems</text:span> <text:span text:style-name="T4">| Linux </text:span><text:span text:style-name="T6">● Windows</text:span><text:span text:style-name="T8"> </text:span><text:span text:style-name="T6">● macOS</text:span></text:p>
      <text:p text:style-name="P4"><text:span text:style-name="T3">Automation Softwares </text:span><text:span text:style-name="T4">| UiPath </text:span><text:span text:style-name="T6">● AutoHotkey</text:span></text:p>
      <text:p text:style-name="P5"><text:span text:style-name="T3">Miscellaneous</text:span> <text:span text:style-name="T4">| Flutter </text:span><text:span text:style-name="T6">● </text:span><text:span text:style-name="T7">C# </text:span><text:span text:style-name="T6">● </text:span><text:span text:style-name="T7">VB.NET </text:span><text:span text:style-name="T6">● </text:span><text:span text:style-name="T7">Python</text:span><text:span text:style-name="T8"> </text:span><text:span text:style-name="T6">● </text:span><text:span text:style-name="T9">C/C++</text:span></text:p>
      <text:p text:style-name="P6"><text:span text:style-name="T10">S</text:span><text:span text:style-name="T11">oft Skills</text:span><text:span text:style-name="T12"> | Team player</text:span><text:span text:style-name="T13"> </text:span><text:span text:style-name="T14">● </text:span><text:span text:style-name="T12">Deliver results</text:span></text:p>
      <text:h text:style-name="Heading_20_1" text:outline-level="1">Experience</text:h>
      <text:h text:style-name="P7" text:outline-level="2" text:is-list-header="true"><text:span text:style-name="T15">AKTEK</text:span> <text:span text:style-name="T15">| UiPath, VB.NET, C#</text:span></text:h>
      <text:h text:style-name="Heading_20_3" text:outline-level="3">Software Engineer | Oct 2022— Feb 2023</text:h>
      <text:p text:style-name="P8">-<text:span text:style-name="T3">UiPath:</text:span> Developed and maintained automated processes using the UiPath platform.</text:p>
      <text:p text:style-name="P8">-<text:span text:style-name="T3">Process Development &amp; Maintenance:</text:span> Analyzed existing business processes and identified areas suitable for automation. Developed automated solutions to increase efficiency and productivity.</text:p>
      <text:p text:style-name="P8">-<text:span text:style-name="T3">Oracle Automation Projects:</text:span> Worked on automated projects integrated with the Oracle database. Automated database operations using SQL queries and scripts.</text:p>
      <text:p text:style-name="P8">-<text:span text:style-name="T3">SQL Automation:</text:span> Automated repetitive database tasks by writing complex SQL queries and scripts.</text:p>
      <text:p text:style-name="P8"/>
      <text:h text:style-name="P9" text:outline-level="2" text:is-list-header="true"><text:span text:style-name="T16">VBM</text:span> <text:span text:style-name="T15">| UiPath, VB.NET, C#</text:span></text:h>
      <text:h text:style-name="P10" text:outline-level="3">Software Engineer | <text:span text:style-name="T17">S</text:span><text:span text:style-name="T18">ep</text:span><text:span text:style-name="T17"> 2021 – </text:span><text:span text:style-name="T18">Feb</text:span><text:span text:style-name="T17"> 2022</text:span></text:h>
      <text:p text:style-name="P11">-<text:span text:style-name="T3">Business Process Automation</text:span>: Designed, developed, and maintained various business processes using the UiPath platform.</text:p>
      <text:p text:style-name="P11">-<text:span text:style-name="T3">Business Analysis</text:span>: Analyzed existing business processes and identified areas suitable for automation.</text:p>
      <text:p text:style-name="P11">-<text:span text:style-name="T3">Custom Activities</text:span>: Developed custom activities (plugins) for UiPath using C#.</text:p>
      <text:p text:style-name="P11">-<text:span text:style-name="T3">Excel Automation</text:span>: Automated repetitive tasks in Excel using UiPath and VBA.</text:p>
      <text:p text:style-name="P11">-<text:span text:style-name="T3">Java Automation</text:span>: Automated custom Java-based software using UiPath and <text:span text:style-name="T16">VB.NET</text:span>.</text:p>
      <text:p text:style-name="P11"/>
      <text:p text:style-name="P11"/>
      <text:p text:style-name="P11"/>
      <text:h text:style-name="Heading_20_1" text:outline-level="1" text:is-list-header="true"><text:span text:style-name="T19">E</text:span>ducation</text:h>
      <text:p text:style-name="P12"><text:span text:style-name="T3">Mugla Sitki Kocman University (MSKU)</text:span><text:line-break/>B.S., Information Systems Engineering<text:line-break/>2020 | Mugla, Turkey</text:p>
      <text:p text:style-name="P13">Susurluk Technical Antolian High School<text:line-break/><text:span text:style-name="T20">Database Programming<text:line-break/>2014 | Balikesir, Turkey</text:span></text:p>
      <text:h text:style-name="Heading_20_1" text:outline-level="1">Projects</text:h>
      <text:p text:style-name="Standard"><text:span text:style-name="T3">-Health App:</text:span> Optimized consultation time with patient pre-diagnosis questions, led back end development.</text:p>
      <text:p text:style-name="Standard"><text:span text:style-name="T3">-Marmaris ESO App:</text:span> Developed back end for Marmaris Chamber of Commerce app.</text:p>
      <text:p text:style-name="Standard"><text:span text:style-name="T3">-Teacher App:</text:span> Back end development handled for teacher-finding platform.</text:p>
      <text:h text:style-name="Heading_20_1" text:outline-level="1">Coursework</text:h>
      <text:p text:style-name="P14">-<text:span text:style-name="T5">Android Development With Kotlin from Udemy</text:span></text:p>
      <text:h text:style-name="Heading_20_1" text:outline-level="1">Hobbies</text:h>
      <text:p text:style-name="P15"><text:span text:style-name="T1">Fitness</text:span><text:line-break/>Guitar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G" fo:font-family="'Linux Libertine G'" style:font-pitch="variable" fo:font-size="12pt" fo:language="en" fo:country="US" officeooo:rsid="001971fc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0783in" fo:margin-bottom="0.0398in" style:contextual-spacing="false" fo:padding="0.0193in" fo:border-left="none" fo:border-right="none" fo:border-top="none" fo:border-bottom="0.06pt solid #000000"/>
      <style:text-properties style:font-name="Linux Libertine G" fo:font-family="'Linux Libertine G'" style:font-pitch="variable" fo:font-size="24pt" fo:font-weight="normal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nux Libertine G" fo:font-family="'Linux Libertine G'" style:font-pitch="variable" fo:font-size="14pt" fo:font-weight="bold" officeooo:rsid="001cec06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398in" style:contextual-spacing="false"/>
      <style:text-properties style:font-name="Linux Libertine G" fo:font-family="'Linux Libertine G'" style:font-pitch="variable" fo:font-size="12pt" fo:font-weight="normal" style:font-size-asian="14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15%" fo:text-align="center" style:justify-single-word="false"/>
      <style:text-properties style:font-name="Linux Libertine G" fo:font-size="26pt" officeooo:rsid="001971fc" officeooo:paragraph-rsid="001971fc"/>
    </style:style>
    <style:style style:name="MP2" style:family="paragraph" style:parent-style-name="Header">
      <style:paragraph-properties fo:line-height="115%" fo:text-align="center" style:justify-single-word="false"/>
      <style:text-properties style:font-name="Linux Libertine G" fo:font-size="14pt" officeooo:rsid="001971fc" officeooo:paragraph-rsid="001fdf40"/>
    </style:style>
    <style:style style:name="MP3" style:family="paragraph" style:parent-style-name="Header">
      <style:paragraph-properties fo:line-height="115%" fo:text-align="center" style:justify-single-word="false"/>
      <style:text-properties style:font-name="Linux Libertine G" fo:font-size="14pt" officeooo:rsid="00249818" officeooo:paragraph-rsid="00249818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fdf40"/>
    </style:style>
    <style:style style:name="MT3" style:family="text">
      <style:text-properties officeooo:rsid="0025c0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6283*" fo:start-indent="0in" fo:end-indent="0.098in"/>
          <style:column style:rel-width="3355*" fo:start-indent="0.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erhat <text:span text:style-name="MT1">Sanli</text:span></text:p>
        <text:p text:style-name="MP2">✆+31 6 23329713</text:p>
        <text:p text:style-name="MP2"><text:span text:style-name="MT2">📧ferhatsani95@hotmail.com</text:span> | Ⓛ linkedin.com/in/ferhatsanli</text:p>
        <text:p text:style-name="MP3"><text:span text:style-name="MT3">Amsterdam</text:span>, Netherlands | EU citizenship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30T02:17:18.522000000</meta:creation-date>
    <dc:date>2025-07-23T23:59:52.237469000</dc:date>
    <meta:editing-duration>PT16H29M39S</meta:editing-duration>
    <meta:editing-cycles>14</meta:editing-cycles>
    <meta:generator>LibreOffice/25.2.3.2$MacOSX_X86_64 LibreOffice_project/bbb074479178df812d175f709636b368952c2ce3</meta:generator>
    <meta:document-statistic meta:table-count="0" meta:image-count="0" meta:object-count="0" meta:page-count="1" meta:paragraph-count="37" meta:word-count="332" meta:character-count="2368" meta:non-whitespace-character-count="2071"/>
  </office:meta>
</office:document-meta>
</file>